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ocketHttpRequestHandler.getHandshake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HttpRequestHandler.sto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SocketHttpRequestHandler.WebSocketHttpRequestHandler( WebSocketHandler ws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HttpRequestHandler.handleRequest( HttpServletRequest servletRequest , HttpServletResponse servletRespons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WebSocketHttpRequestHandler.getHandshakeInterce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HttpRequestHandler.decorate( WebSocke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HttpRequestHandler.WebSocketHttpRequestHandler( WebSocketHandler wsHandler , HandshakeHandler handshake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SocketHttpRequestHandler.setHandshakeInterceptors( @ Nullable List &lt; HandshakeInterceptor &gt; intercept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SocketHttpRequestHandler.setServletContext( ServletContext servle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SocketHttpRequestHandler.sta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SocketHttpRequestHandler.getWebSocke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HttpRequestHandler.isRun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